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2AD1C8544DC97AB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AD1C8544DC97AB8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sentenced to death</text:span></text:p>
            <text:p text:style-name="P3"><text:span text:style-name="T2">(John 19:1.16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6-07T16:32:34.752000000</dc:date>
    <meta:editing-duration>PT2H25M58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